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mber Companies</text:p>
      <text:p text:style-name="P2"/>
      <text:p text:style-name="P2">1. Rochester Lumber Company</text:p>
      <text:p text:style-name="P1"><text:span text:style-name="T1"><text:s/></text:span><text:a xlink:type="simple" xlink:href="http://www.rochesterlumber.com/" text:style-name="Internet_20_link" text:visited-style-name="Visited_20_Internet_20_Link"><text:span text:style-name="T1">http://www.rochesterlumber.com/</text:span></text:a><text:span text:style-name="T1"> </text:span></text:p>
      <text:p text:style-name="P2">telephone: 585-586-0909 </text:p>
      <text:p text:style-name="P2"/>
      <text:p text:style-name="P2">2. WM B Morse Lumber Co</text:p>
      <text:p text:style-name="Standard"><text:a xlink:type="simple" xlink:href="http://www.morselumber.com/" text:style-name="Internet_20_link" text:visited-style-name="Visited_20_Internet_20_Link"><text:span text:style-name="T2">http://www.morselumber.com/</text:span></text:a><text:span text:style-name="T2"> <text:s/></text:span></text:p>
      <text:p text:style-name="P2">telephone: (585) 328-1400 </text:p>
      <text:p text:style-name="P2"/>
      <text:p text:style-name="P2">3. Pittsford Lumber</text:p>
      <text:p text:style-name="Standard"><text:a xlink:type="simple" xlink:href="http://www.pittsfordlumber.com/" text:style-name="Internet_20_link" text:visited-style-name="Visited_20_Internet_20_Link"><text:span text:style-name="T2">http://www.pittsfordlumber.com</text:span></text:a></text:p>
      <text:p text:style-name="P2">telephone: 585-586-1877</text:p>
      <text:p text:style-name="P2"/>
      <text:p text:style-name="P2">4. Matthews &amp; Fields Lumber</text:p>
      <text:p text:style-name="Standard"><text:a xlink:type="simple" xlink:href="http://matthewsandfields.com/" text:style-name="Internet_20_link" text:visited-style-name="Visited_20_Internet_20_Link"><text:span text:style-name="T2">http://matthewsandfields.com/</text:span></text:a></text:p>
      <text:p text:style-name="P2">telephone: 585-334-5500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21:33:11.74</meta:creation-date>
    <meta:print-date>2016-04-20T21:43:17.02</meta:print-date>
    <dc:date>2016-04-29T15:55:17.45</dc:date>
    <meta:editing-duration>PT19H20M31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13" meta:word-count="33" meta:character-count="329"/>
  </office:meta>
</office:document-meta>
</file>